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ymbols" svg:font-family="'Google Symbo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476cm" style:contextual-spacing="false" style:line-height-at-least="0.529cm" fo:text-indent="0cm" style:auto-text-indent="false"/>
    </style:style>
    <style:style style:name="P2" style:family="paragraph" style:parent-style-name="Text_20_body">
      <style:paragraph-properties fo:margin-left="0cm" fo:margin-right="0cm" fo:margin-top="0cm" fo:margin-bottom="0.476cm" style:contextual-spacing="false" style:line-height-at-least="0.529cm" fo:text-indent="0cm" style:auto-text-indent="false"/>
      <style:text-properties style:font-name="Inter" fo:font-size="10.5pt" fo:letter-spacing="normal" fo:font-weight="normal" loext:padding="0cm" loext:border="none"/>
    </style:style>
    <style:style style:name="P3" style:family="paragraph" style:parent-style-name="Text_20_body">
      <style:paragraph-properties fo:margin-left="0cm" fo:margin-right="0cm" fo:margin-top="0cm" fo:margin-bottom="0cm" style:contextual-spacing="false" style:line-height-at-least="0.529cm" fo:text-indent="0cm" style:auto-text-indent="false"/>
      <style:text-properties style:font-name="Inter" fo:font-size="10.5pt" fo:letter-spacing="normal" fo:font-weight="normal" loext:padding="0cm" loext:border="none"/>
    </style:style>
    <style:style style:name="P4" style:family="paragraph" style:parent-style-name="Text_20_body">
      <style:paragraph-properties fo:margin-left="0cm" fo:margin-right="0.635cm" fo:margin-top="0cm" fo:margin-bottom="0cm" style:contextual-spacing="false" style:line-height-at-least="0.529cm" fo:text-indent="0cm" style:auto-text-indent="false"/>
      <style:text-properties fo:font-size="9.75pt" loext:padding-left="0.049cm" loext:padding-right="0cm" loext:padding-top="0.049cm" loext:padding-bottom="0.049cm" loext:border-left="0.06pt solid #000000" loext:border-right="none" loext:border-top="0.06pt solid #000000" loext:border-bottom="0.06pt solid #000000"/>
    </style:style>
    <style:style style:name="P5" style:family="paragraph" style:parent-style-name="Text_20_body">
      <style:paragraph-properties fo:margin-left="0cm" fo:margin-right="0.212cm" fo:margin-top="0cm" fo:margin-bottom="0cm" style:contextual-spacing="false" fo:line-height="100%" fo:text-indent="0cm" style:auto-text-indent="false"/>
      <style:text-properties fo:font-variant="normal" fo:text-transform="none" style:font-name="Google Symbols" fo:font-size="13.5pt" fo:letter-spacing="normal" fo:font-style="normal" fo:font-weight="normal" loext:padding-left="0.049cm" loext:padding-right="0cm" loext:padding-top="0.049cm" loext:padding-bottom="0.049cm" loext:border-left="0.06pt solid #000000" loext:border-right="none" loext:border-top="0.06pt solid #000000" loext:border-bottom="0.06pt solid #000000"/>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margin-top="0cm" fo:margin-bottom="0.476cm" style:contextual-spacing="false" style:line-height-at-least="0.529cm" fo:text-indent="0cm" style:auto-text-indent="fals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8" style:family="paragraph" style:parent-style-name="Heading_20_3">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margin-top="0cm" fo:margin-bottom="0.079cm" style:contextual-spacing="false" style:line-height-at-least="0.529cm" fo:text-indent="0cm" style:auto-text-indent="false" fo:padding="0cm" fo:border="none"/>
    </style:style>
    <style:style style:name="P10" style:family="paragraph" style:parent-style-name="Horizontal_20_Line">
      <style:paragraph-properties fo:margin-left="0cm" fo:margin-right="0cm" fo:margin-top="0cm" fo:margin-bottom="0cm" style:contextual-spacing="false"/>
    </style:style>
    <style:style style:name="P11" style:family="paragraph" style:parent-style-name="Text_20_body" style:list-style-name="L2">
      <style:paragraph-properties fo:margin-left="0cm" fo:margin-right="0cm" fo:margin-top="0cm" fo:margin-bottom="0.079cm" style:contextual-spacing="false" style:line-height-at-least="0.529cm" fo:text-indent="0cm" style:auto-text-indent="false" fo:padding="0cm" fo:border="none"/>
    </style:style>
    <style:style style:name="P12" style:family="paragraph" style:parent-style-name="Text_20_body" style:list-style-name="L2">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13" style:family="paragraph" style:parent-style-name="Text_20_body" style:list-style-name="L3">
      <style:paragraph-properties fo:margin-left="0cm" fo:margin-right="0cm" fo:margin-top="0cm" fo:margin-bottom="0.079cm" style:contextual-spacing="false" style:line-height-at-least="0.529cm" fo:text-indent="0cm" style:auto-text-indent="false" fo:padding="0cm" fo:border="none"/>
    </style:style>
    <style:style style:name="P14" style:family="paragraph" style:parent-style-name="Text_20_body" style:list-style-name="L3">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15" style:family="paragraph" style:parent-style-name="Text_20_body" style:list-style-name="L4">
      <style:paragraph-properties fo:margin-left="0cm" fo:margin-right="0cm" fo:margin-top="0cm" fo:margin-bottom="0.079cm" style:contextual-spacing="false" style:line-height-at-least="0.529cm" fo:text-indent="0cm" style:auto-text-indent="false" fo:padding="0cm" fo:border="none"/>
    </style:style>
    <style:style style:name="P16" style:family="paragraph" style:parent-style-name="Text_20_body" style:list-style-name="L4">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17" style:family="paragraph" style:parent-style-name="Text_20_body" style:list-style-name="L5">
      <style:paragraph-properties fo:margin-left="0cm" fo:margin-right="0cm" fo:margin-top="0cm" fo:margin-bottom="0.079cm" style:contextual-spacing="false" style:line-height-at-least="0.529cm" fo:text-indent="0cm" style:auto-text-indent="false" fo:padding="0cm" fo:border="none"/>
    </style:style>
    <style:style style:name="P18" style:family="paragraph" style:parent-style-name="Text_20_body" style:list-style-name="L5">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19" style:family="paragraph" style:parent-style-name="Text_20_body" style:list-style-name="L6">
      <style:paragraph-properties fo:margin-left="0cm" fo:margin-right="0cm" fo:margin-top="0cm" fo:margin-bottom="0.079cm" style:contextual-spacing="false" style:line-height-at-least="0.529cm" fo:text-indent="0cm" style:auto-text-indent="false" fo:padding="0cm" fo:border="none"/>
    </style:style>
    <style:style style:name="P20" style:family="paragraph" style:parent-style-name="Text_20_body" style:list-style-name="L6">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21" style:family="paragraph" style:parent-style-name="Text_20_body" style:list-style-name="L7">
      <style:paragraph-properties fo:margin-left="0cm" fo:margin-right="0cm" fo:margin-top="0cm" fo:margin-bottom="0.079cm" style:contextual-spacing="false" style:line-height-at-least="0.529cm" fo:text-indent="0cm" style:auto-text-indent="false" fo:padding="0cm" fo:border="none"/>
    </style:style>
    <style:style style:name="P22" style:family="paragraph" style:parent-style-name="Text_20_body" style:list-style-name="L7">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23" style:family="paragraph" style:parent-style-name="Text_20_body" style:list-style-name="L8">
      <style:paragraph-properties fo:margin-left="0cm" fo:margin-right="0cm" fo:margin-top="0cm" fo:margin-bottom="0.079cm" style:contextual-spacing="false" style:line-height-at-least="0.529cm" fo:text-indent="0cm" style:auto-text-indent="false" fo:padding="0cm" fo:border="none"/>
    </style:style>
    <style:style style:name="P24" style:family="paragraph" style:parent-style-name="Text_20_body" style:list-style-name="L8">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25" style:family="paragraph" style:parent-style-name="Text_20_body" style:list-style-name="L9">
      <style:paragraph-properties fo:margin-left="0cm" fo:margin-right="0cm" fo:margin-top="0cm" fo:margin-bottom="0.079cm" style:contextual-spacing="false" style:line-height-at-least="0.529cm" fo:text-indent="0cm" style:auto-text-indent="false" fo:padding="0cm" fo:border="none"/>
    </style:style>
    <style:style style:name="P26" style:family="paragraph" style:parent-style-name="Text_20_body" style:list-style-name="L9">
      <style:paragraph-properties fo:margin-left="0cm" fo:margin-right="0cm" fo:margin-top="0cm" fo:margin-bottom="0.079cm" style:contextual-spacing="false" style:line-height-at-least="0.529cm" fo:text-indent="0cm" style:auto-text-indent="false" fo:padding="0cm" fo:border="none"/>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P27" style:family="paragraph" style:parent-style-name="Text_20_body">
      <style:paragraph-properties fo:margin-left="0cm" fo:margin-right="0cm" fo:margin-top="0cm" fo:margin-bottom="0cm" style:contextual-spacing="false" fo:text-indent="0cm" style:auto-text-indent="false"/>
      <style:text-properties fo:background-color="#ffffff" loext:padding-left="0.049cm" loext:padding-right="0cm" loext:padding-top="0.049cm" loext:padding-bottom="0.049cm" loext:border-left="0.06pt solid #ebebeb" loext:border-right="none" loext:border-top="0.06pt solid #ebebeb" loext:border-bottom="0.06pt solid #ebebeb"/>
    </style:style>
    <style:style style:name="P28" style:family="paragraph" style:parent-style-name="Text_20_body">
      <style:paragraph-properties fo:margin-left="0cm" fo:margin-right="0cm" fo:margin-top="0cm" fo:margin-bottom="0cm" style:contextual-spacing="false" fo:line-height="100%" fo:text-indent="0cm" style:auto-text-indent="false"/>
      <style:text-properties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style:text-properties fo:color="#0a0d12" loext:opacity="10%"/>
    </style:style>
    <style:style style:name="P30" style:family="paragraph" style:parent-style-name="Text_20_body">
      <style:paragraph-properties fo:margin-left="0cm" fo:margin-right="0cm" fo:text-indent="0cm" style:auto-text-indent="false"/>
    </style:style>
    <style:style style:name="P31" style:family="paragraph" style:parent-style-name="Standard">
      <style:text-properties officeooo:rsid="00160b26" officeooo:paragraph-rsid="00160b26"/>
    </style:style>
    <style:style style:name="P32" style:family="paragraph" style:parent-style-name="Text_20_body">
      <style:text-properties officeooo:rsid="00160b26" officeooo:paragraph-rsid="00160b26"/>
    </style:style>
    <style:style style:name="P33" style:family="paragraph" style:parent-style-name="Heading_20_3">
      <style:text-properties officeooo:rsid="00160b26"/>
    </style:style>
    <style:style style:name="P34" style:family="paragraph" style:parent-style-name="Text_20_body" style:list-style-name="L10">
      <style:text-properties officeooo:rsid="00160b26"/>
    </style:style>
    <style:style style:name="P35" style:family="paragraph" style:parent-style-name="Horizontal_20_Line">
      <style:text-properties officeooo:rsid="00160b26"/>
    </style:style>
    <style:style style:name="P36" style:family="paragraph" style:parent-style-name="Text_20_body" style:list-style-name="L11">
      <style:text-properties officeooo:rsid="00160b26"/>
    </style:style>
    <style:style style:name="P37" style:family="paragraph" style:parent-style-name="Text_20_body" style:list-style-name="L12">
      <style:text-properties officeooo:rsid="00160b26"/>
    </style:style>
    <style:style style:name="P38" style:family="paragraph" style:parent-style-name="Text_20_body" style:list-style-name="L13">
      <style:text-properties officeooo:rsid="00160b26"/>
    </style:style>
    <style:style style:name="P39" style:family="paragraph" style:parent-style-name="Text_20_body" style:list-style-name="L14">
      <style:text-properties officeooo:rsid="00160b26"/>
    </style:style>
    <style:style style:name="P40" style:family="paragraph" style:parent-style-name="Text_20_body" style:list-style-name="L15">
      <style:text-properties officeooo:rsid="00160b26"/>
    </style:style>
    <style:style style:name="P41" style:family="paragraph" style:parent-style-name="Text_20_body" style:list-style-name="L16">
      <style:text-properties officeooo:rsid="00160b26"/>
    </style:style>
    <style:style style:name="P42" style:family="paragraph" style:parent-style-name="Text_20_body" style:list-style-name="L17">
      <style:text-properties officeooo:rsid="00160b26"/>
    </style:style>
    <style:style style:name="P43" style:family="paragraph" style:parent-style-name="Text_20_body" style:list-style-name="L18">
      <style:text-properties officeooo:rsid="00160b26"/>
    </style:style>
    <style:style style:name="P44" style:family="paragraph" style:parent-style-name="Text_20_body" style:list-style-name="L19">
      <style:text-properties officeooo:rsid="00160b26"/>
    </style:style>
    <style:style style:name="T1" style:family="text">
      <style:text-properties style:font-name="Inter" fo:font-size="10.5pt" fo:letter-spacing="normal" fo:font-weight="normal" loext:padding="0cm" loext:border="none"/>
    </style:style>
    <style:style style:name="T2" style:family="text">
      <style:text-properties loext:padding-left="0.049cm" loext:padding-right="0cm" loext:padding-top="0.049cm" loext:padding-bottom="0.049cm" loext:border-left="0.06pt solid #ebebeb" loext:border-right="none" loext:border-top="0.06pt solid #ebebeb" loext:border-bottom="0.06pt solid #ebebeb"/>
    </style:style>
    <style:style style:name="T3" style:family="text">
      <style:text-properties style:font-name="Inter" fo:font-size="10.5pt" fo:font-weight="normal" loext:padding-left="0.049cm" loext:padding-right="0cm" loext:padding-top="0.049cm" loext:padding-bottom="0.049cm" loext:border-left="0.06pt solid #ebebeb" loext:border-right="none" loext:border-top="0.06pt solid #ebebeb" loext:border-bottom="0.06pt solid #ebebeb"/>
    </style:style>
    <style:style style:name="T4" style:family="text">
      <style:text-properties fo:color="#0f0f10" loext:opacity="100%" fo:font-family="'DM Mono', monospace" loext:padding="0cm" loext:border="none"/>
    </style:style>
    <style:style style:name="T5" style:family="text">
      <style:text-properties fo:font-variant="normal" fo:text-transform="none" style:font-name="Google Symbols" fo:font-size="13.5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1" svg:x="0.423cm" svg:y="8.678cm" svg:width="0.212cm" draw:z-index="2">
        <draw:text-box fo:min-height="2.117cm">
          <text:p text:style-name="P30"/>
        </draw:text-box>
      </draw:frame>
      <draw:frame draw:style-name="fr2" draw:name="Frame1" text:anchor-type="page" text:anchor-page-number="1" svg:x="0.423cm" svg:y="0.265cm" svg:width="0.041cm" draw:z-index="1">
        <draw:text-box fo:min-height="0.041cm">
          <text:p text:style-name="P30"/>
        </draw:text-box>
      </draw:frame>
      <text:p text:style-name="P1"><text:span text:style-name="Strong_20_Emphasis"><text:span text:style-name="T1">Generating Test Cases</text:span></text:span></text:p>
      <text:section text:style-name="Sect1" text:name="cdk-accordion-child-2">
        <text:p text:style-name="P2">I'm currently focused on crafting test cases for retrieving a stock quote, specifically for the "BMO" symbol, from the "Market and Tools" section of the BMO InvestorLine Self-Directed platform. I'm taking into account the relevant URL. I'm aiming to create comprehensive scenarios.</text:p>
        <text:p text:style-name="P1"><text:span text:style-name="Strong_20_Emphasis"><text:span text:style-name="T1">Expanding Test Scenarios</text:span></text:span></text:p>
        <text:p text:style-name="P2">Now I'm diving deeper into the test scenarios. I've fleshed out a "Happy Path" scenario, outlining prerequisites, steps, and the expected quote details for "BMO." I'm also planning error handling for invalid symbols, like "XYZ123," with the anticipated "Symbol not found" message. Furthermore, I'm thinking of how the platform might handle auto-complete suggestions.</text:p>
        <text:p text:style-name="P1"><text:span text:style-name="Strong_20_Emphasis"><text:span text:style-name="T1">Developing Edge Cases</text:span></text:span></text:p>
        <text:p text:style-name="P3">I'm now exploring the less-traveled paths. Beyond valid and invalid symbols, I'm considering scenarios for network errors or server downtime when trying to retrieve that BMO quote. I am considering what to do if the platform requires a login before the quote is available. I'm also thinking about what to expect if there are regional restrictions.</text:p>
      </text:section>
      <text:p text:style-name="P4">Collapse to hide model thoughts</text:p>
      <text:p text:style-name="P5">chevron_right</text:p>
      <text:section text:style-name="Sect1" text:name="cdk-accordion-child-3">
        <text:p text:style-name="P6"/>
      </text:section>
      <text:p text:style-name="P7">To effectively test the quote retrieval functionality on the BMO InvestorLine Self-Directed platform, these test cases cover functional, validation, and UI scenarios.</text:p>
      <text:h text:style-name="P8" text:outline-level="3"><text:span text:style-name="Strong_20_Emphasis"><text:span text:style-name="T2">Pre-conditions for all Test Cases:</text:span></text:span></text:h>
      <text:list text:style-name="L1">
        <text:list-item>
          <text:p text:style-name="P9"><text:span text:style-name="Strong_20_Emphasis"><text:span text:style-name="T3">User Status:</text:span></text:span><text:span text:style-name="T3"> Logged into a valid BMO InvestorLine Self-Directed account.</text:span></text:p>
        </text:list-item>
        <text:list-item>
          <text:p text:style-name="P9"><text:span text:style-name="Strong_20_Emphasis"><text:span text:style-name="T3">Environment:</text:span></text:span><text:span text:style-name="T3"> Production or UAT environment.</text:span></text:p>
        </text:list-item>
        <text:list-item>
          <text:p text:style-name="P9"><text:span text:style-name="Strong_20_Emphasis"><text:span text:style-name="T3">Browser:</text:span></text:span><text:span text:style-name="T3"> Chrome, Firefox, or Safari (Latest versions).</text:span></text:p>
        </text:list-item>
      </text:list>
      <text:p text:style-name="P10"/>
      <text:h text:style-name="P8" text:outline-level="3"><text:span text:style-name="Strong_20_Emphasis"><text:span text:style-name="T2">Test Case 01: Successful Quote Retrieval for "BMO" (Happy Path)</text:span></text:span></text:h>
      <text:list text:style-name="L2">
        <text:list-item>
          <text:p text:style-name="P11"><text:span text:style-name="Strong_20_Emphasis"><text:span text:style-name="T3">Test Case ID:</text:span></text:span><text:span text:style-name="T3"> TC_BMO_001</text:span></text:p>
        </text:list-item>
        <text:list-item>
          <text:p text:style-name="P11"><text:span text:style-name="Strong_20_Emphasis"><text:span text:style-name="T3">Priority:</text:span></text:span><text:span text:style-name="T3"> High</text:span></text:p>
        </text:list-item>
        <text:list-item>
          <text:p text:style-name="P11"><text:span text:style-name="Strong_20_Emphasis"><text:span text:style-name="T3">Description:</text:span></text:span><text:span text:style-name="T3"> Verify that a user can successfully retrieve a quote for the symbol "BMO" from the Markets &amp; Tools page.</text:span></text:p>
        </text:list-item>
        <text:list-item>
          <text:p text:style-name="P11"><text:span text:style-name="Strong_20_Emphasis"><text:span text:style-name="T3">Steps:</text:span></text:span></text:p>
          <text:list>
            <text:list-item>
              <text:p text:style-name="P11"><text:span text:style-name="T3">Navigate to the </text:span><text:span text:style-name="Strong_20_Emphasis"><text:span text:style-name="T3">Markets &amp; Tools</text:span></text:span><text:span text:style-name="T3"> tab from the main navigation menu.</text:span></text:p>
            </text:list-item>
            <text:list-item>
              <text:p text:style-name="P11"><text:span text:style-name="T3">Locate the </text:span><text:span text:style-name="Strong_20_Emphasis"><text:span text:style-name="T3">Quote Square</text:span></text:span><text:span text:style-name="T3"> or </text:span><text:span text:style-name="Strong_20_Emphasis"><text:span text:style-name="T3">Symbol Search</text:span></text:span><text:span text:style-name="T3"> box.</text:span></text:p>
            </text:list-item>
            <text:list-item>
              <text:p text:style-name="P12">Type <text:span text:style-name="T4">BMO</text:span> into the search field.</text:p>
            </text:list-item>
            <text:list-item>
              <text:p text:style-name="P12">Select "BMO (Bank of Montreal)" from the auto-suggest dropdown (if applicable) or press Enter/Click the Search icon.</text:p>
            </text:list-item>
          </text:list>
        </text:list-item>
        <text:list-item>
          <text:p text:style-name="P11"><text:span text:style-name="Strong_20_Emphasis"><text:span text:style-name="T3">Expected Result:</text:span></text:span></text:p>
          <text:list>
            <text:list-item>
              <text:p text:style-name="P12">The page loads the detailed quote for Bank of Montreal.</text:p>
            </text:list-item>
            <text:list-item>
              <text:p text:style-name="P12">The symbol (BMO), current price, price change (absolute and percentage), and volume are displayed correctly.</text:p>
            </text:list-item>
            <text:list-item>
              <text:p text:style-name="P12">The quote is identified as "Real-time" or "Delayed" based on the account type.</text:p>
            </text:list-item>
          </text:list>
        </text:list-item>
      </text:list>
      <text:p text:style-name="P10"/>
      <text:h text:style-name="P8" text:outline-level="3"><text:soft-page-break/><text:span text:style-name="Strong_20_Emphasis"><text:span text:style-name="T2">Test Case 02: Auto-Suggest Functionality</text:span></text:span></text:h>
      <text:list text:style-name="L3">
        <text:list-item>
          <text:p text:style-name="P13"><text:span text:style-name="Strong_20_Emphasis"><text:span text:style-name="T3">Test Case ID:</text:span></text:span><text:span text:style-name="T3"> TC_BMO_002</text:span></text:p>
        </text:list-item>
        <text:list-item>
          <text:p text:style-name="P13"><text:span text:style-name="Strong_20_Emphasis"><text:span text:style-name="T3">Priority:</text:span></text:span><text:span text:style-name="T3"> Medium</text:span></text:p>
        </text:list-item>
        <text:list-item>
          <text:p text:style-name="P13"><text:span text:style-name="Strong_20_Emphasis"><text:span text:style-name="T3">Description:</text:span></text:span><text:span text:style-name="T3"> Verify that the search field provides relevant suggestions when typing.</text:span></text:p>
        </text:list-item>
        <text:list-item>
          <text:p text:style-name="P13"><text:span text:style-name="Strong_20_Emphasis"><text:span text:style-name="T3">Steps:</text:span></text:span></text:p>
          <text:list>
            <text:list-item>
              <text:p text:style-name="P13"><text:span text:style-name="T3">Navigate to the </text:span><text:span text:style-name="Strong_20_Emphasis"><text:span text:style-name="T3">Markets &amp; Tools</text:span></text:span><text:span text:style-name="T3"> page.</text:span></text:p>
            </text:list-item>
            <text:list-item>
              <text:p text:style-name="P14">Type <text:span text:style-name="T4">BM</text:span> into the quote search field.</text:p>
            </text:list-item>
          </text:list>
        </text:list-item>
        <text:list-item>
          <text:p text:style-name="P13"><text:span text:style-name="Strong_20_Emphasis"><text:span text:style-name="T3">Expected Result:</text:span></text:span></text:p>
          <text:list>
            <text:list-item>
              <text:p text:style-name="P14">A dropdown menu appears listing symbols starting with "BM".</text:p>
            </text:list-item>
            <text:list-item>
              <text:p text:style-name="P14">"BMO - Bank of Montreal" should be one of the top results.</text:p>
            </text:list-item>
          </text:list>
        </text:list-item>
      </text:list>
      <text:p text:style-name="P10"/>
      <text:h text:style-name="P8" text:outline-level="3"><text:span text:style-name="Strong_20_Emphasis"><text:span text:style-name="T2">Test Case 03: Invalid Symbol Validation</text:span></text:span></text:h>
      <text:list text:style-name="L4">
        <text:list-item>
          <text:p text:style-name="P15"><text:span text:style-name="Strong_20_Emphasis"><text:span text:style-name="T3">Test Case ID:</text:span></text:span><text:span text:style-name="T3"> TC_BMO_003</text:span></text:p>
        </text:list-item>
        <text:list-item>
          <text:p text:style-name="P15"><text:span text:style-name="Strong_20_Emphasis"><text:span text:style-name="T3">Priority:</text:span></text:span><text:span text:style-name="T3"> Medium</text:span></text:p>
        </text:list-item>
        <text:list-item>
          <text:p text:style-name="P15"><text:span text:style-name="Strong_20_Emphasis"><text:span text:style-name="T3">Description:</text:span></text:span><text:span text:style-name="T3"> Verify how the system handles an invalid or non-existent stock symbol.</text:span></text:p>
        </text:list-item>
        <text:list-item>
          <text:p text:style-name="P15"><text:span text:style-name="Strong_20_Emphasis"><text:span text:style-name="T3">Steps:</text:span></text:span></text:p>
          <text:list>
            <text:list-item>
              <text:p text:style-name="P15"><text:span text:style-name="T3">Navigate to the </text:span><text:span text:style-name="Strong_20_Emphasis"><text:span text:style-name="T3">Markets &amp; Tools</text:span></text:span><text:span text:style-name="T3"> page.</text:span></text:p>
            </text:list-item>
            <text:list-item>
              <text:p text:style-name="P16">Enter an invalid symbol (e.g., <text:span text:style-name="T4">9999ZZZ</text:span>) in the search box.</text:p>
            </text:list-item>
            <text:list-item>
              <text:p text:style-name="P16">Click the Search icon.</text:p>
            </text:list-item>
          </text:list>
        </text:list-item>
        <text:list-item>
          <text:p text:style-name="P15"><text:span text:style-name="Strong_20_Emphasis"><text:span text:style-name="T3">Expected Result:</text:span></text:span></text:p>
          <text:list>
            <text:list-item>
              <text:p text:style-name="P16">The system displays an error message such as "Symbol not found" or "Invalid Symbol."</text:p>
            </text:list-item>
            <text:list-item>
              <text:p text:style-name="P16">No quote data is displayed.</text:p>
            </text:list-item>
          </text:list>
        </text:list-item>
      </text:list>
      <text:p text:style-name="P10"/>
      <text:h text:style-name="P8" text:outline-level="3"><text:span text:style-name="Strong_20_Emphasis"><text:span text:style-name="T2">Test Case 04: Market Status Indicator (Open vs. Closed)</text:span></text:span></text:h>
      <text:list text:style-name="L5">
        <text:list-item>
          <text:p text:style-name="P17"><text:span text:style-name="Strong_20_Emphasis"><text:span text:style-name="T3">Test Case ID:</text:span></text:span><text:span text:style-name="T3"> TC_BMO_004</text:span></text:p>
        </text:list-item>
        <text:list-item>
          <text:p text:style-name="P17"><text:span text:style-name="Strong_20_Emphasis"><text:span text:style-name="T3">Priority:</text:span></text:span><text:span text:style-name="T3"> Low</text:span></text:p>
        </text:list-item>
        <text:list-item>
          <text:p text:style-name="P17"><text:span text:style-name="Strong_20_Emphasis"><text:span text:style-name="T3">Description:</text:span></text:span><text:span text:style-name="T3"> Verify that the quote information reflects the correct market status.</text:span></text:p>
        </text:list-item>
        <text:list-item>
          <text:p text:style-name="P17"><text:span text:style-name="Strong_20_Emphasis"><text:span text:style-name="T3">Steps:</text:span></text:span></text:p>
          <text:list>
            <text:list-item>
              <text:p text:style-name="P18">Retrieve a quote for <text:span text:style-name="T4">BMO</text:span> during market hours (9:30 AM – 4:00 PM ET).</text:p>
            </text:list-item>
            <text:list-item>
              <text:p text:style-name="P18">Retrieve a quote for <text:span text:style-name="T4">BMO</text:span> after market hours.</text:p>
            </text:list-item>
          </text:list>
        </text:list-item>
        <text:list-item>
          <text:p text:style-name="P17"><text:span text:style-name="Strong_20_Emphasis"><text:span text:style-name="T3">Expected Result:</text:span></text:span></text:p>
          <text:list>
            <text:list-item>
              <text:p text:style-name="P18">During hours: "Market Open" or a green indicator is visible.</text:p>
            </text:list-item>
            <text:list-item>
              <text:p text:style-name="P18">After hours: "Market Closed" or "After Hours" pricing is visible (if applicable).</text:p>
            </text:list-item>
          </text:list>
        </text:list-item>
      </text:list>
      <text:p text:style-name="P10"/>
      <text:h text:style-name="P8" text:outline-level="3"><text:span text:style-name="Strong_20_Emphasis"><text:span text:style-name="T2">Test Case 05: Quote Detail Page Elements &amp; Links</text:span></text:span></text:h>
      <text:list text:style-name="L6">
        <text:list-item>
          <text:p text:style-name="P19"><text:span text:style-name="Strong_20_Emphasis"><text:span text:style-name="T3">Test Case ID:</text:span></text:span><text:span text:style-name="T3"> TC_BMO_005</text:span></text:p>
        </text:list-item>
        <text:list-item>
          <text:p text:style-name="P19"><text:span text:style-name="Strong_20_Emphasis"><text:span text:style-name="T3">Priority:</text:span></text:span><text:span text:style-name="T3"> Medium</text:span></text:p>
        </text:list-item>
        <text:list-item>
          <text:p text:style-name="P19"><text:span text:style-name="Strong_20_Emphasis"><text:span text:style-name="T3">Description:</text:span></text:span><text:span text:style-name="T3"> Verify that all auxiliary tools (Charts, News, Fundamentals) are available for the symbol.</text:span></text:p>
        </text:list-item>
        <text:list-item>
          <text:p text:style-name="P19"><text:span text:style-name="Strong_20_Emphasis"><text:span text:style-name="T3">Steps:</text:span></text:span></text:p>
          <text:list>
            <text:list-item>
              <text:p text:style-name="P20">Search for symbol <text:span text:style-name="T4">BMO</text:span> on the Markets &amp; Tools page.</text:p>
            </text:list-item>
            <text:list-item>
              <text:p text:style-name="P19"><text:span text:style-name="T3">Once the quote is displayed, verify the presence of sub-tabs (e.g., </text:span><text:span text:style-name="Strong_20_Emphasis"><text:span text:style-name="T3">Charts</text:span></text:span><text:span text:style-name="T3">, </text:span><text:span text:style-name="Strong_20_Emphasis"><text:span text:style-name="T3">News</text:span></text:span><text:span text:style-name="T3">, </text:span><text:span text:style-name="Strong_20_Emphasis"><text:span text:style-name="T3">Financials</text:span></text:span><text:span text:style-name="T3">, </text:span><text:span text:style-name="Strong_20_Emphasis"><text:span text:style-name="T3">Analyst Ratings</text:span></text:span><text:span text:style-name="T3">).</text:span></text:p>
            </text:list-item>
            <text:list-item>
              <text:p text:style-name="P19"><text:soft-page-break/><text:span text:style-name="T3">Click on the </text:span><text:span text:style-name="Strong_20_Emphasis"><text:span text:style-name="T3">Charts</text:span></text:span><text:span text:style-name="T3"> tab.</text:span></text:p>
            </text:list-item>
          </text:list>
        </text:list-item>
        <text:list-item>
          <text:p text:style-name="P19"><text:span text:style-name="Strong_20_Emphasis"><text:span text:style-name="T3">Expected Result:</text:span></text:span></text:p>
          <text:list>
            <text:list-item>
              <text:p text:style-name="P20">All sub-tabs load data specific to BMO.</text:p>
            </text:list-item>
            <text:list-item>
              <text:p text:style-name="P20">The chart displays historical price movement for BMO.</text:p>
            </text:list-item>
          </text:list>
        </text:list-item>
      </text:list>
      <text:p text:style-name="P10"/>
      <text:h text:style-name="P8" text:outline-level="3"><text:span text:style-name="Strong_20_Emphasis"><text:span text:style-name="T2">Test Case 06: Empty Search Field Validation</text:span></text:span></text:h>
      <text:list text:style-name="L7">
        <text:list-item>
          <text:p text:style-name="P21"><text:span text:style-name="Strong_20_Emphasis"><text:span text:style-name="T3">Test Case ID:</text:span></text:span><text:span text:style-name="T3"> TC_BMO_006</text:span></text:p>
        </text:list-item>
        <text:list-item>
          <text:p text:style-name="P21"><text:span text:style-name="Strong_20_Emphasis"><text:span text:style-name="T3">Priority:</text:span></text:span><text:span text:style-name="T3"> Low</text:span></text:p>
        </text:list-item>
        <text:list-item>
          <text:p text:style-name="P21"><text:span text:style-name="Strong_20_Emphasis"><text:span text:style-name="T3">Description:</text:span></text:span><text:span text:style-name="T3"> Verify the system's behavior when the search button is clicked without a symbol.</text:span></text:p>
        </text:list-item>
        <text:list-item>
          <text:p text:style-name="P21"><text:span text:style-name="Strong_20_Emphasis"><text:span text:style-name="T3">Steps:</text:span></text:span></text:p>
          <text:list>
            <text:list-item>
              <text:p text:style-name="P21"><text:span text:style-name="T3">Navigate to the </text:span><text:span text:style-name="Strong_20_Emphasis"><text:span text:style-name="T3">Markets &amp; Tools</text:span></text:span><text:span text:style-name="T3"> page.</text:span></text:p>
            </text:list-item>
            <text:list-item>
              <text:p text:style-name="P22">Leave the search field empty.</text:p>
            </text:list-item>
            <text:list-item>
              <text:p text:style-name="P22">Click the Search icon/button.</text:p>
            </text:list-item>
          </text:list>
        </text:list-item>
        <text:list-item>
          <text:p text:style-name="P21"><text:span text:style-name="Strong_20_Emphasis"><text:span text:style-name="T3">Expected Result:</text:span></text:span></text:p>
          <text:list>
            <text:list-item>
              <text:p text:style-name="P22">The system should not refresh the page or show a blank quote.</text:p>
            </text:list-item>
            <text:list-item>
              <text:p text:style-name="P22">Ideally, a prompt appears saying "Please enter a symbol."</text:p>
            </text:list-item>
          </text:list>
        </text:list-item>
      </text:list>
      <text:p text:style-name="P10"/>
      <text:h text:style-name="P8" text:outline-level="3"><text:span text:style-name="Strong_20_Emphasis"><text:span text:style-name="T2">Test Case 07: Currency/Exchange Verification</text:span></text:span></text:h>
      <text:list text:style-name="L8">
        <text:list-item>
          <text:p text:style-name="P23"><text:span text:style-name="Strong_20_Emphasis"><text:span text:style-name="T3">Test Case ID:</text:span></text:span><text:span text:style-name="T3"> TC_BMO_007</text:span></text:p>
        </text:list-item>
        <text:list-item>
          <text:p text:style-name="P23"><text:span text:style-name="Strong_20_Emphasis"><text:span text:style-name="T3">Priority:</text:span></text:span><text:span text:style-name="T3"> Medium</text:span></text:p>
        </text:list-item>
        <text:list-item>
          <text:p text:style-name="P23"><text:span text:style-name="Strong_20_Emphasis"><text:span text:style-name="T3">Description:</text:span></text:span><text:span text:style-name="T3"> Verify that the system distinguishes between BMO on the TSX (CAD) and BMO on the NYSE (USD).</text:span></text:p>
        </text:list-item>
        <text:list-item>
          <text:p text:style-name="P23"><text:span text:style-name="Strong_20_Emphasis"><text:span text:style-name="T3">Steps:</text:span></text:span></text:p>
          <text:list>
            <text:list-item>
              <text:p text:style-name="P24">Type <text:span text:style-name="T4">BMO</text:span> in the search box.</text:p>
            </text:list-item>
            <text:list-item>
              <text:p text:style-name="P24">Look for the exchange indicator.</text:p>
            </text:list-item>
          </text:list>
        </text:list-item>
        <text:list-item>
          <text:p text:style-name="P23"><text:span text:style-name="Strong_20_Emphasis"><text:span text:style-name="T3">Expected Result:</text:span></text:span></text:p>
          <text:list>
            <text:list-item>
              <text:p text:style-name="P23"><text:span text:style-name="T3">The system should clearly indicate if the quote is for </text:span><text:span text:style-name="Strong_20_Emphasis"><text:span text:style-name="T3">BMO:TSX</text:span></text:span><text:span text:style-name="T3"> (Toronto Stock Exchange) or </text:span><text:span text:style-name="Strong_20_Emphasis"><text:span text:style-name="T3">BMO:NYSE</text:span></text:span><text:span text:style-name="T3"> (New York Stock Exchange).</text:span></text:p>
            </text:list-item>
            <text:list-item>
              <text:p text:style-name="P24">Currency should match the exchange (CAD for TSX, USD for NYSE).</text:p>
            </text:list-item>
          </text:list>
        </text:list-item>
      </text:list>
      <text:p text:style-name="P10"/>
      <text:h text:style-name="P8" text:outline-level="3"><text:span text:style-name="Strong_20_Emphasis"><text:span text:style-name="T2">Test Case 08: "Add to Watchlist" Integration</text:span></text:span></text:h>
      <text:list text:style-name="L9">
        <text:list-item>
          <text:p text:style-name="P25"><text:span text:style-name="Strong_20_Emphasis"><text:span text:style-name="T3">Test Case ID:</text:span></text:span><text:span text:style-name="T3"> TC_BMO_008</text:span></text:p>
        </text:list-item>
        <text:list-item>
          <text:p text:style-name="P25"><text:span text:style-name="Strong_20_Emphasis"><text:span text:style-name="T3">Priority:</text:span></text:span><text:span text:style-name="T3"> Medium</text:span></text:p>
        </text:list-item>
        <text:list-item>
          <text:p text:style-name="P25"><text:span text:style-name="Strong_20_Emphasis"><text:span text:style-name="T3">Description:</text:span></text:span><text:span text:style-name="T3"> Verify that a user can add the BMO quote directly to a watchlist from the Markets page.</text:span></text:p>
        </text:list-item>
        <text:list-item>
          <text:p text:style-name="P25"><text:span text:style-name="Strong_20_Emphasis"><text:span text:style-name="T3">Steps:</text:span></text:span></text:p>
          <text:list>
            <text:list-item>
              <text:p text:style-name="P26">Get a quote for <text:span text:style-name="T4">BMO</text:span>.</text:p>
            </text:list-item>
            <text:list-item>
              <text:p text:style-name="P25"><text:span text:style-name="T3">Click the </text:span><text:span text:style-name="Strong_20_Emphasis"><text:span text:style-name="T3">Add to Watchlist</text:span></text:span><text:span text:style-name="T3"> button/icon on the quote page.</text:span></text:p>
            </text:list-item>
            <text:list-item>
              <text:p text:style-name="P26">Navigate to the Watchlist section.</text:p>
            </text:list-item>
          </text:list>
        </text:list-item>
        <text:list-item>
          <text:p text:style-name="P25"><text:span text:style-name="Strong_20_Emphasis"><text:span text:style-name="T3">Expected Result:</text:span></text:span></text:p>
          <text:list>
            <text:list-item>
              <text:p text:style-name="P26">BMO is successfully added to the user's selected watchlist.</text:p>
            </text:list-item>
          </text:list>
        </text:list-item>
      </text:list>
      <text:p text:style-name="P27">10.5s</text:p>
      <text:p text:style-name="P28"><text:span text:style-name="T5">info</text:span>Google AI models may make mistakes, so double-check outputs.</text:p>
      <text:p text:style-name="P29"><draw:frame draw:style-name="fr1" draw:name="prompt-scrollbar-kb-hint" text:anchor-type="char" svg:x="0cm" svg:width="0.041cm" draw:z-index="0"><draw:text-box fo:min-height="0.041cm"><text:p text:style-name="P30">Use Arrow Up and Arrow Down to select a turn, Enter to jump to it, and Escape to return to the chat.</text:p></draw:text-box></draw:frame></text:p>
      <text:p text:style-name="P31"><text:soft-page-break/>Normal Mode:</text:p>
      <text:p text:style-name="P31"/>
      <text:p text:style-name="P32">To test the quote retrieval functionality for the <text:span text:style-name="Strong_20_Emphasis">BMO</text:span> symbol on the <text:span text:style-name="Strong_20_Emphasis">BMO InvestorLine Self-Directed</text:span> platform, use the following test cases. These cover functional, UI, and edge-case scenarios.</text:p>
      <text:h text:style-name="P33" text:outline-level="3"><text:span text:style-name="Strong_20_Emphasis">Pre-conditions for all Test Cases</text:span></text:h>
      <text:list text:style-name="L10">
        <text:list-item>
          <text:p text:style-name="P34">User is logged into a valid BMO InvestorLine Self-Directed account.</text:p>
        </text:list-item>
        <text:list-item>
          <text:p text:style-name="P34">The user is on the "Markets and Tools" landing page.</text:p>
        </text:list-item>
        <text:list-item>
          <text:p text:style-name="P34">The market is either open (for real-time data testing) or closed (for price-stay testing).</text:p>
        </text:list-item>
      </text:list>
      <text:p text:style-name="P35"/>
      <text:h text:style-name="P33" text:outline-level="3"><text:span text:style-name="Strong_20_Emphasis">Test Case 1: Successful Quote Retrieval via Symbol Search (Happy Path)</text:span></text:h>
      <text:list text:style-name="L11">
        <text:list-item>
          <text:p text:style-name="P36"><text:span text:style-name="Strong_20_Emphasis">Test Case ID:</text:span> TC_QT_001</text:p>
        </text:list-item>
        <text:list-item>
          <text:p text:style-name="P36"><text:span text:style-name="Strong_20_Emphasis">Objective:</text:span> Verify that entering "BMO" in the search box returns the correct Bank of Montreal quote.</text:p>
        </text:list-item>
        <text:list-item>
          <text:p text:style-name="P36"><text:span text:style-name="Strong_20_Emphasis">Steps:</text:span></text:p>
          <text:list>
            <text:list-item>
              <text:p text:style-name="P36">Locate the "Quote" or "Symbol Search" input field on the Markets and Tools page.</text:p>
            </text:list-item>
            <text:list-item>
              <text:p text:style-name="P36">Type BMO into the field.</text:p>
            </text:list-item>
            <text:list-item>
              <text:p text:style-name="P36">Press the <text:span text:style-name="Strong_20_Emphasis">Enter</text:span> key or click the <text:span text:style-name="Strong_20_Emphasis">Search/Magnifying Glass</text:span> icon.</text:p>
            </text:list-item>
          </text:list>
        </text:list-item>
        <text:list-item>
          <text:p text:style-name="P36"><text:span text:style-name="Strong_20_Emphasis">Expected Results:</text:span></text:p>
          <text:list>
            <text:list-item>
              <text:p text:style-name="P36">The page redirects to or displays the detailed quote for <text:span text:style-name="Strong_20_Emphasis">Bank of Montreal</text:span>.</text:p>
            </text:list-item>
            <text:list-item>
              <text:p text:style-name="P36">The symbol displayed is <text:span text:style-name="Strong_20_Emphasis">BMO</text:span> (usually on the TSX or NYSE).</text:p>
            </text:list-item>
            <text:list-item>
              <text:p text:style-name="P36">Current price, Bid, Ask, Change ($ and %), and Volume are populated with numerical data.</text:p>
            </text:list-item>
          </text:list>
        </text:list-item>
      </text:list>
      <text:h text:style-name="P33" text:outline-level="3"><text:span text:style-name="Strong_20_Emphasis">Test Case 2: Auto-Suggest Dropdown Functionality</text:span></text:h>
      <text:list text:style-name="L12">
        <text:list-item>
          <text:p text:style-name="P37"><text:span text:style-name="Strong_20_Emphasis">Test Case ID:</text:span> TC_QT_002</text:p>
        </text:list-item>
        <text:list-item>
          <text:p text:style-name="P37"><text:span text:style-name="Strong_20_Emphasis">Objective:</text:span> Verify that the system suggests the BMO symbol while the user is typing.</text:p>
        </text:list-item>
        <text:list-item>
          <text:p text:style-name="P37"><text:span text:style-name="Strong_20_Emphasis">Steps:</text:span></text:p>
          <text:list>
            <text:list-item>
              <text:p text:style-name="P37">Click on the Quote search box.</text:p>
            </text:list-item>
            <text:list-item>
              <text:p text:style-name="P37">Slowly type BM.</text:p>
            </text:list-item>
          </text:list>
        </text:list-item>
        <text:list-item>
          <text:p text:style-name="P37"><text:span text:style-name="Strong_20_Emphasis">Expected Results:</text:span></text:p>
          <text:list>
            <text:list-item>
              <text:p text:style-name="P37">A suggestion dropdown appears.</text:p>
            </text:list-item>
            <text:list-item>
              <text:p text:style-name="P37">"BMO - Bank of Montreal" appears in the list.</text:p>
            </text:list-item>
            <text:list-item>
              <text:p text:style-name="P37">Clicking the suggestion successfully loads the quote page.</text:p>
            </text:list-item>
          </text:list>
        </text:list-item>
      </text:list>
      <text:h text:style-name="P33" text:outline-level="3"><text:soft-page-break/><text:span text:style-name="Strong_20_Emphasis">Test Case 3: Exchange Selection (Dual-Listing)</text:span></text:h>
      <text:list text:style-name="L13">
        <text:list-item>
          <text:p text:style-name="P38"><text:span text:style-name="Strong_20_Emphasis">Test Case ID:</text:span> TC_QT_003</text:p>
        </text:list-item>
        <text:list-item>
          <text:p text:style-name="P38"><text:span text:style-name="Strong_20_Emphasis">Objective:</text:span> Verify the system handles the BMO symbol for both Canadian (TSX) and US (NYSE) markets.</text:p>
        </text:list-item>
        <text:list-item>
          <text:p text:style-name="P38"><text:span text:style-name="Strong_20_Emphasis">Steps:</text:span></text:p>
          <text:list>
            <text:list-item>
              <text:p text:style-name="P38">Type BMO in the search box.</text:p>
            </text:list-item>
            <text:list-item>
              <text:p text:style-name="P38">Check for exchange indicators (e.g., BMO:CA or BMO:US).</text:p>
            </text:list-item>
            <text:list-item>
              <text:p text:style-name="P38">Select the Canadian exchange version.</text:p>
            </text:list-item>
          </text:list>
        </text:list-item>
        <text:list-item>
          <text:p text:style-name="P38"><text:span text:style-name="Strong_20_Emphasis">Expected Results:</text:span></text:p>
          <text:list>
            <text:list-item>
              <text:p text:style-name="P38">The quote displays the currency as <text:span text:style-name="Strong_20_Emphasis">CAD</text:span>.</text:p>
            </text:list-item>
            <text:list-item>
              <text:p text:style-name="P38">The exchange is identified as <text:span text:style-name="Strong_20_Emphasis">Toronto Stock Exchange (TSX)</text:span>.</text:p>
            </text:list-item>
          </text:list>
        </text:list-item>
      </text:list>
      <text:h text:style-name="P33" text:outline-level="3"><text:span text:style-name="Strong_20_Emphasis">Test Case 4: Case Sensitivity and Whitespace Testing</text:span></text:h>
      <text:list text:style-name="L14">
        <text:list-item>
          <text:p text:style-name="P39"><text:span text:style-name="Strong_20_Emphasis">Test Case ID:</text:span> TC_QT_004</text:p>
        </text:list-item>
        <text:list-item>
          <text:p text:style-name="P39"><text:span text:style-name="Strong_20_Emphasis">Objective:</text:span> Verify the search is robust against lowercase input and accidental spaces.</text:p>
        </text:list-item>
        <text:list-item>
          <text:p text:style-name="P39"><text:span text:style-name="Strong_20_Emphasis">Steps:</text:span></text:p>
          <text:list>
            <text:list-item>
              <text:p text:style-name="P39">Enter bmo (lowercase with a leading and trailing space) into the search box.</text:p>
            </text:list-item>
            <text:list-item>
              <text:p text:style-name="P39">Click Search.</text:p>
            </text:list-item>
          </text:list>
        </text:list-item>
        <text:list-item>
          <text:p text:style-name="P39"><text:span text:style-name="Strong_20_Emphasis">Expected Results:</text:span></text:p>
          <text:list>
            <text:list-item>
              <text:p text:style-name="P39">The system trims the whitespace and ignores the case.</text:p>
            </text:list-item>
            <text:list-item>
              <text:p text:style-name="P39">The correct quote for Bank of Montreal is displayed.</text:p>
            </text:list-item>
          </text:list>
        </text:list-item>
      </text:list>
      <text:h text:style-name="P33" text:outline-level="3"><text:span text:style-name="Strong_20_Emphasis">Test Case 5: Real-time vs. Delayed Data Indicator</text:span></text:h>
      <text:list text:style-name="L15">
        <text:list-item>
          <text:p text:style-name="P40"><text:span text:style-name="Strong_20_Emphasis">Test Case ID:</text:span> TC_QT_005</text:p>
        </text:list-item>
        <text:list-item>
          <text:p text:style-name="P40"><text:span text:style-name="Strong_20_Emphasis">Objective:</text:span> Ensure the quote clearly indicates if the data is real-time or delayed.</text:p>
        </text:list-item>
        <text:list-item>
          <text:p text:style-name="P40"><text:span text:style-name="Strong_20_Emphasis">Steps:</text:span></text:p>
          <text:list>
            <text:list-item>
              <text:p text:style-name="P40">Load the BMO quote page.</text:p>
            </text:list-item>
            <text:list-item>
              <text:p text:style-name="P40">Look for a timestamp or a label (e.g., "Real-time" or "Delayed 15/20 min").</text:p>
            </text:list-item>
          </text:list>
        </text:list-item>
        <text:list-item>
          <text:p text:style-name="P40"><text:span text:style-name="Strong_20_Emphasis">Expected Results:</text:span></text:p>
          <text:list>
            <text:list-item>
              <text:p text:style-name="P40">A timestamp is present showing the last update time.</text:p>
            </text:list-item>
            <text:list-item>
              <text:p text:style-name="P40">If the user has real-time privileges, a "Real-time" indicator/green dot is visible.</text:p>
            </text:list-item>
          </text:list>
        </text:list-item>
      </text:list>
      <text:h text:style-name="P33" text:outline-level="3"><text:span text:style-name="Strong_20_Emphasis">Test Case 6: Negative Testing - Invalid Symbol</text:span></text:h>
      <text:list text:style-name="L16">
        <text:list-item>
          <text:p text:style-name="P41"><text:span text:style-name="Strong_20_Emphasis">Test Case ID:</text:span> TC_QT_006</text:p>
        </text:list-item>
        <text:list-item>
          <text:p text:style-name="P41"><text:soft-page-break/><text:span text:style-name="Strong_20_Emphasis">Objective:</text:span> Verify the system's behavior when a non-existent symbol is entered.</text:p>
        </text:list-item>
        <text:list-item>
          <text:p text:style-name="P41"><text:span text:style-name="Strong_20_Emphasis">Steps:</text:span></text:p>
          <text:list>
            <text:list-item>
              <text:p text:style-name="P41">Enter BMO123 or XXXXXX into the search box.</text:p>
            </text:list-item>
            <text:list-item>
              <text:p text:style-name="P41">Click Search.</text:p>
            </text:list-item>
          </text:list>
        </text:list-item>
        <text:list-item>
          <text:p text:style-name="P41"><text:span text:style-name="Strong_20_Emphasis">Expected Results:</text:span></text:p>
          <text:list>
            <text:list-item>
              <text:p text:style-name="P41">An error message is displayed (e.g., "Symbol not found" or "Please enter a valid symbol").</text:p>
            </text:list-item>
            <text:list-item>
              <text:p text:style-name="P41">The user remains on the search page or a blank results state is shown.</text:p>
            </text:list-item>
          </text:list>
        </text:list-item>
      </text:list>
      <text:h text:style-name="P33" text:outline-level="3"><text:span text:style-name="Strong_20_Emphasis">Test Case 7: Quote Integration with Secondary Tools (Charts/News)</text:span></text:h>
      <text:list text:style-name="L17">
        <text:list-item>
          <text:p text:style-name="P42"><text:span text:style-name="Strong_20_Emphasis">Test Case ID:</text:span> TC_QT_007</text:p>
        </text:list-item>
        <text:list-item>
          <text:p text:style-name="P42"><text:span text:style-name="Strong_20_Emphasis">Objective:</text:span> Verify that once the BMO quote is loaded, related tools update accordingly.</text:p>
        </text:list-item>
        <text:list-item>
          <text:p text:style-name="P42"><text:span text:style-name="Strong_20_Emphasis">Steps:</text:span></text:p>
          <text:list>
            <text:list-item>
              <text:p text:style-name="P42">Search for BMO.</text:p>
            </text:list-item>
            <text:list-item>
              <text:p text:style-name="P42">Observe the "Related News" and "Technical Chart" sections on the same page.</text:p>
            </text:list-item>
          </text:list>
        </text:list-item>
        <text:list-item>
          <text:p text:style-name="P42"><text:span text:style-name="Strong_20_Emphasis">Expected Results:</text:span></text:p>
          <text:list>
            <text:list-item>
              <text:p text:style-name="P42">The news feed shows headlines specific to Bank of Montreal.</text:p>
            </text:list-item>
            <text:list-item>
              <text:p text:style-name="P42">The chart displays the price action specifically for BMO.</text:p>
            </text:list-item>
          </text:list>
        </text:list-item>
      </text:list>
      <text:h text:style-name="P33" text:outline-level="3"><text:span text:style-name="Strong_20_Emphasis">Test Case 8: "Add to Watchlist" from Quote Page</text:span></text:h>
      <text:list text:style-name="L18">
        <text:list-item>
          <text:p text:style-name="P43"><text:span text:style-name="Strong_20_Emphasis">Test Case ID:</text:span> TC_QT_008</text:p>
        </text:list-item>
        <text:list-item>
          <text:p text:style-name="P43"><text:span text:style-name="Strong_20_Emphasis">Objective:</text:span> Verify that the BMO symbol can be added to a watchlist directly from the retrieved quote.</text:p>
        </text:list-item>
        <text:list-item>
          <text:p text:style-name="P43"><text:span text:style-name="Strong_20_Emphasis">Steps:</text:span></text:p>
          <text:list>
            <text:list-item>
              <text:p text:style-name="P43">Retrieve the BMO quote.</text:p>
            </text:list-item>
            <text:list-item>
              <text:p text:style-name="P43">Click the <text:span text:style-name="Strong_20_Emphasis">"Add to Watchlist"</text:span> or <text:span text:style-name="Strong_20_Emphasis">"+"</text:span> button.</text:p>
            </text:list-item>
            <text:list-item>
              <text:p text:style-name="P43">Navigate to the Watchlists page.</text:p>
            </text:list-item>
          </text:list>
        </text:list-item>
        <text:list-item>
          <text:p text:style-name="P43"><text:span text:style-name="Strong_20_Emphasis">Expected Results:</text:span></text:p>
          <text:list>
            <text:list-item>
              <text:p text:style-name="P43">A confirmation message appears ("BMO added to Watchlist").</text:p>
            </text:list-item>
            <text:list-item>
              <text:p text:style-name="P43">BMO appears in the user’s watchlist with the correct current price.</text:p>
            </text:list-item>
          </text:list>
        </text:list-item>
      </text:list>
      <text:p text:style-name="P35"/>
      <text:h text:style-name="P33" text:outline-level="3"><text:span text:style-name="Strong_20_Emphasis">Test Data Suggestions:</text:span></text:h>
      <text:list text:style-name="L19">
        <text:list-item>
          <text:p text:style-name="P44"><text:span text:style-name="Strong_20_Emphasis">Symbol:</text:span> BMO</text:p>
        </text:list-item>
        <text:list-item>
          <text:p text:style-name="P44"><text:span text:style-name="Strong_20_Emphasis">Alternative Symbol:</text:span> BMO.PR.S (Preferred shares, to test symbol variations)</text:p>
        </text:list-item>
        <text:list-item>
          <text:p text:style-name="P44"><text:soft-page-break/><text:span text:style-name="Strong_20_Emphasis">Exchanges:</text:span> TSX, NYSE</text:p>
        </text:list-item>
      </text:list>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ymbols" svg:font-family="'Google Symbo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9T14:47:34.111978300</meta:creation-date>
    <dc:date>2026-01-09T14:49:45.190514600</dc:date>
    <meta:editing-duration>PT2M11S</meta:editing-duration>
    <meta:editing-cycles>1</meta:editing-cycles>
    <meta:document-statistic meta:table-count="0" meta:image-count="0" meta:object-count="0" meta:page-count="7" meta:paragraph-count="189" meta:word-count="1637" meta:character-count="9512" meta:non-whitespace-character-count="8219"/>
    <meta:generator>LibreOffice/25.2.2.2$Windows_X86_64 LibreOffice_project/7370d4be9e3cf6031a51beef54ff3bda878e3fac</meta:generator>
  </office:meta>
</office:document-meta>
</file>